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Calibri4" svg:font-family="Calibri, sans-serif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u-rubrique">
      <style:paragraph-properties>
        <style:tab-stops>
          <style:tab-stop style:position="7.999cm"/>
        </style:tab-stops>
      </style:paragraph-properties>
      <style:text-properties officeooo:paragraph-rsid="0008693e"/>
    </style:style>
    <style:style style:name="P2" style:family="paragraph" style:parent-style-name="Contenu-rubrique">
      <style:paragraph-properties>
        <style:tab-stops>
          <style:tab-stop style:position="7.999cm"/>
        </style:tab-stops>
      </style:paragraph-properties>
      <style:text-properties officeooo:paragraph-rsid="00091e5c"/>
    </style:style>
    <style:style style:name="P3" style:family="paragraph" style:parent-style-name="Contenu-rubrique">
      <style:paragraph-properties>
        <style:tab-stops>
          <style:tab-stop style:position="7.999cm"/>
        </style:tab-stops>
      </style:paragraph-properties>
      <style:text-properties fo:font-weight="normal" officeooo:rsid="0008693e" officeooo:paragraph-rsid="00091e5c" style:font-weight-asian="normal" style:font-weight-complex="normal"/>
    </style:style>
    <style:style style:name="P4" style:family="paragraph" style:parent-style-name="Contenu-rubrique">
      <style:paragraph-properties>
        <style:tab-stops>
          <style:tab-stop style:position="0.499cm"/>
          <style:tab-stop style:position="1.799cm"/>
          <style:tab-stop style:position="7.999cm"/>
        </style:tab-stops>
      </style:paragraph-properties>
      <style:text-properties officeooo:paragraph-rsid="0008693e"/>
    </style:style>
    <style:style style:name="P5" style:family="paragraph" style:parent-style-name="Contenu-rubrique">
      <style:text-properties officeooo:paragraph-rsid="00097b2e"/>
    </style:style>
    <style:style style:name="P6" style:family="paragraph" style:parent-style-name="Contenu-rubrique">
      <style:paragraph-properties>
        <style:tab-stops>
          <style:tab-stop style:position="0.499cm"/>
          <style:tab-stop style:position="1.693cm"/>
          <style:tab-stop style:position="7.999cm"/>
        </style:tab-stops>
      </style:paragraph-properties>
      <style:text-properties officeooo:paragraph-rsid="00097b2e"/>
    </style:style>
    <style:style style:name="P7" style:family="paragraph" style:parent-style-name="Titre_20_CV">
      <style:paragraph-properties>
        <style:tab-stops>
          <style:tab-stop style:position="5.398cm"/>
        </style:tab-stops>
      </style:paragraph-properties>
    </style:style>
    <style:style style:name="P8" style:family="paragraph" style:parent-style-name="Titre-rubrique">
      <style:text-properties officeooo:rsid="0008693e" officeooo:paragraph-rsid="0008693e"/>
    </style:style>
    <style:style style:name="P9" style:family="paragraph" style:parent-style-name="Contenu-rubrique">
      <style:text-properties officeooo:paragraph-rsid="0012a4e8"/>
    </style:style>
    <style:style style:name="P10" style:family="paragraph" style:parent-style-name="Contenu-rubrique">
      <style:text-properties officeooo:paragraph-rsid="0013e346"/>
    </style:style>
    <style:style style:name="P11" style:family="paragraph" style:parent-style-name="Contenu-rubrique">
      <style:paragraph-properties fo:line-height="100%"/>
      <style:text-properties officeooo:paragraph-rsid="00091e5c"/>
    </style:style>
    <style:style style:name="P12" style:family="paragraph" style:parent-style-name="Contenu-rubrique">
      <style:paragraph-properties fo:margin-top="0cm" fo:margin-bottom="0cm" style:contextual-spacing="false" fo:line-height="100%"/>
      <style:text-properties officeooo:paragraph-rsid="00091e5c"/>
    </style:style>
    <style:style style:name="P13" style:family="paragraph" style:parent-style-name="Contenu-rubrique">
      <style:paragraph-properties fo:margin-top="0.101cm" fo:margin-bottom="0.101cm" style:contextual-spacing="false" fo:line-height="100%"/>
      <style:text-properties officeooo:paragraph-rsid="00091e5c"/>
    </style:style>
    <style:style style:name="P14" style:family="paragraph" style:parent-style-name="Contenu-rubrique">
      <style:paragraph-properties fo:line-height="100%"/>
      <style:text-properties officeooo:paragraph-rsid="00097b2e"/>
    </style:style>
    <style:style style:name="P15" style:family="paragraph" style:parent-style-name="Contenu-rubrique">
      <style:text-properties officeooo:paragraph-rsid="001a8975"/>
    </style:style>
    <style:style style:name="P16" style:family="paragraph" style:parent-style-name="Titre-rubrique">
      <style:paragraph-properties>
        <style:tab-stops>
          <style:tab-stop style:position="1.005cm"/>
          <style:tab-stop style:position="5.5cm"/>
        </style:tab-stops>
      </style:paragraph-properties>
      <style:text-properties officeooo:paragraph-rsid="00174d73"/>
    </style:style>
    <style:style style:name="P17" style:family="paragraph" style:parent-style-name="Contenu-rubrique">
      <style:paragraph-properties>
        <style:tab-stops>
          <style:tab-stop style:position="7.999cm"/>
        </style:tab-stops>
      </style:paragraph-properties>
      <style:text-properties officeooo:paragraph-rsid="00097b2e"/>
    </style:style>
    <style:style style:name="P18" style:family="paragraph" style:parent-style-name="Contenu-rubrique">
      <style:paragraph-properties fo:line-height="100%"/>
      <style:text-properties officeooo:paragraph-rsid="00097b2e"/>
    </style:style>
    <style:style style:name="P19" style:family="paragraph" style:parent-style-name="Contenu-rubrique">
      <style:paragraph-properties fo:margin-top="0cm" fo:margin-bottom="0cm" style:contextual-spacing="false" fo:line-height="100%"/>
      <style:text-properties officeooo:paragraph-rsid="00091e5c"/>
    </style:style>
    <style:style style:name="P20" style:family="paragraph" style:parent-style-name="Contenu-rubrique">
      <style:paragraph-properties fo:line-height="100%"/>
      <style:text-properties officeooo:paragraph-rsid="00091e5c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>
        <style:tab-stops>
          <style:tab-stop style:position="0.283cm"/>
          <style:tab-stop style:position="0.96cm"/>
          <style:tab-stop style:position="4.535cm"/>
        </style:tab-stops>
      </style:paragraph-properties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2pt"/>
    </style:style>
    <style:style style:name="P24" style:family="paragraph">
      <style:text-properties style:font-name="Calibri"/>
    </style:style>
    <style:style style:name="P25" style:family="paragraph">
      <style:paragraph-properties>
        <style:tab-stops>
          <style:tab-stop style:position="0.16cm"/>
          <style:tab-stop style:position="0.544cm"/>
          <style:tab-stop style:position="2.571cm"/>
        </style:tab-stops>
      </style:paragraph-properties>
      <style:text-properties style:font-name="Calibri"/>
    </style:style>
    <style:style style:name="P26" style:family="paragraph">
      <loext:graphic-properties draw:fill="none" draw:fill-color="#ffffff"/>
      <style:paragraph-properties style:writing-mode="lr-tb"/>
      <style:text-properties style:font-name="Calibri" fo:font-size="12pt" fo:font-weight="bold"/>
    </style:style>
    <style:style style:name="P27" style:family="paragraph">
      <loext:graphic-properties draw:fill="solid" draw:fill-color="#2e2e2e"/>
      <style:text-properties fo:font-size="12pt"/>
    </style:style>
    <style:style style:name="P28" style:family="paragraph">
      <loext:graphic-properties draw:fill-color="#a4a4a4"/>
      <style:paragraph-properties fo:margin-left="4.5cm" fo:margin-right="0cm" fo:text-indent="0cm" style:writing-mode="lr-tb"/>
      <style:text-properties fo:font-size="12pt"/>
    </style:style>
    <style:style style:name="T1" style:family="text">
      <style:text-properties officeooo:rsid="000869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693e" style:font-weight-asian="bold" style:font-weight-complex="bold"/>
    </style:style>
    <style:style style:name="T4" style:family="text">
      <style:text-properties fo:font-weight="bold" officeooo:rsid="001b5406" style:font-weight-asian="bold" style:font-weight-complex="bold"/>
    </style:style>
    <style:style style:name="T5" style:family="text">
      <style:text-properties fo:font-weight="bold" officeooo:rsid="00114c18" style:font-weight-asian="bold" style:font-weight-complex="bold"/>
    </style:style>
    <style:style style:name="T6" style:family="text">
      <style:text-properties fo:font-weight="bold" officeooo:rsid="00104e77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8693e" style:font-weight-asian="bold" style:font-weight-complex="bold"/>
    </style:style>
    <style:style style:name="T8" style:family="text">
      <style:text-properties officeooo:rsid="002c38b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c38b3" style:font-weight-asian="normal" style:font-weight-complex="normal"/>
    </style:style>
    <style:style style:name="T11" style:family="text">
      <style:text-properties fo:font-weight="normal" officeooo:rsid="001d142b" style:font-weight-asian="normal" style:font-weight-complex="normal"/>
    </style:style>
    <style:style style:name="T12" style:family="text">
      <style:text-properties fo:font-weight="normal" officeooo:rsid="00114c18" style:font-weight-asian="normal" style:font-weight-complex="normal"/>
    </style:style>
    <style:style style:name="T13" style:family="text">
      <style:text-properties fo:font-weight="normal" officeooo:rsid="0008693e" style:font-weight-asian="normal" style:font-weight-complex="normal"/>
    </style:style>
    <style:style style:name="T14" style:family="text">
      <style:text-properties officeooo:rsid="00114c18"/>
    </style:style>
    <style:style style:name="T15" style:family="text">
      <style:text-properties fo:font-size="11pt" officeooo:rsid="0008693e" style:font-size-asian="11pt" style:font-weight-asian="normal" style:font-size-complex="11pt" style:font-weight-complex="normal"/>
    </style:style>
    <style:style style:name="T16" style:family="text">
      <style:text-properties fo:font-size="11pt" officeooo:rsid="00097b2e" style:font-size-asian="11pt" style:font-weight-asian="normal" style:font-size-complex="11pt" style:font-weight-complex="normal"/>
    </style:style>
    <style:style style:name="T17" style:family="text">
      <style:text-properties officeooo:rsid="00091e5c"/>
    </style:style>
    <style:style style:name="T18" style:family="text">
      <style:text-properties style:use-window-font-color="true" loext:opacity="0%" style:font-name="Calibri1" fo:font-size="12pt" style:font-size-asian="12pt" style:font-size-complex="12pt"/>
    </style:style>
    <style:style style:name="T19" style:family="text">
      <style:text-properties officeooo:rsid="0008693e" style:font-weight-asian="normal" style:font-weight-complex="normal"/>
    </style:style>
    <style:style style:name="T20" style:family="text">
      <style:text-properties fo:color="#ffffff" loext:opacity="100%" style:text-line-through-style="none" style:text-line-through-type="none" style:font-name="Calibri4" fo:font-size="11pt" style:text-underline-style="none" fo:font-weight="normal" officeooo:rsid="0012451f" style:text-blinking="false" style:font-size-asian="11pt" style:font-weight-asian="normal" style:font-size-complex="11pt" style:font-weight-complex="normal"/>
    </style:style>
    <style:style style:name="T21" style:family="text">
      <style:text-properties fo:color="#0b4187" loext:opacity="100%" style:text-line-through-style="none" style:text-line-through-type="none" style:font-name="Calibri4" fo:font-size="16pt" style:text-underline-style="none" fo:font-weight="bold" officeooo:rsid="0008693e" style:text-blinking="false" style:font-size-asian="16pt" style:font-weight-asian="bold" style:font-size-complex="16pt" style:font-weight-complex="bold"/>
    </style:style>
    <style:style style:name="T22" style:family="text">
      <style:text-properties fo:color="#000000" loext:opacity="100%" style:font-name="Calibri1" fo:font-size="12pt" officeooo:rsid="003478c8" style:font-size-asian="12pt" style:font-size-complex="12pt"/>
    </style:style>
    <style:style style:name="T23" style:family="text">
      <style:text-properties style:font-name="Calibri1" fo:font-size="12pt" style:font-size-asian="12pt" style:font-size-complex="12pt"/>
    </style:style>
    <style:style style:name="T24" style:family="text">
      <style:text-properties style:font-name="Calibri1" fo:font-size="12pt" officeooo:rsid="00091e5c" style:font-size-asian="12pt" style:font-size-complex="12pt"/>
    </style:style>
    <style:style style:name="T25" style:family="text">
      <style:text-properties style:font-name="Calibri1" fo:font-size="12pt" officeooo:rsid="001da82a" style:font-size-asian="12pt" style:font-size-complex="12pt"/>
    </style:style>
    <style:style style:name="T26" style:family="text">
      <style:text-properties style:font-name="Calibri1" fo:font-size="12pt" officeooo:rsid="003478c8" style:font-size-asian="12pt" style:font-size-complex="12pt"/>
    </style:style>
    <style:style style:name="T27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color="#ffffff" loext:opacity="100%" style:font-name="Calibri1" fo:font-weight="bold" style:font-weight-asian="bold" style:font-weight-complex="bold"/>
    </style:style>
    <style:style style:name="T29" style:family="text">
      <style:text-properties fo:color="#ffffff" loext:opacity="100%" style:font-name="Calibri1" style:text-underline-style="solid" style:text-underline-width="auto" style:text-underline-color="font-color"/>
    </style:style>
    <style:style style:name="T30" style:family="text">
      <style:text-properties fo:color="#ffffff" loext:opacity="100%" style:font-name="Calibri1"/>
    </style:style>
    <style:style style:name="T31" style:family="text">
      <style:text-properties fo:color="#ffffff" loext:opacity="100%" style:font-name="Calibri1" style:text-underline-style="none"/>
    </style:style>
    <style:style style:name="T32" style:family="text">
      <style:text-properties fo:color="#000000" loext:opacity="100%" style:font-name="Calibri1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000000" loext:opacity="100%" style:font-name="Calibri1" fo:font-size="16pt" fo:font-weight="bold" style:font-size-asian="16pt" style:font-weight-asian="bold" style:font-size-complex="16pt" style:font-weight-complex="bold" style:font-relief="embossed"/>
    </style:style>
    <style:style style:name="T34" style:family="text">
      <style:text-properties fo:color="#000000" loext:opacity="100%" style:font-name="Calibri1" fo:font-size="16pt" fo:font-weight="bold" style:font-relief="embossed"/>
    </style:style>
    <style:style style:name="T35" style:family="text">
      <style:text-properties fo:color="#000000" loext:opacity="100%" style:font-name="Calibri1" fo:font-size="12pt" fo:font-weight="bold"/>
    </style:style>
    <style:style style:name="T36" style:family="text">
      <style:text-properties fo:color="#ffffff" loext:opacity="100%" style:font-name="Calibri1" fo:font-size="12pt" fo:font-weight="bold"/>
    </style:style>
    <style:style style:name="T37" style:family="text">
      <style:text-properties fo:color="#ffffff" loext:opacity="100%" style:font-name="Calibri1" fo:font-size="12pt" fo:font-weight="bold" style:font-size-asian="10.5pt" style:font-size-complex="12pt"/>
    </style:style>
    <style:style style:name="T38" style:family="text">
      <style:text-properties fo:color="#ffffff" loext:opacity="100%" style:font-name="Calibri1" fo:font-size="12pt"/>
    </style:style>
    <style:style style:name="T39" style:family="text">
      <style:text-properties fo:color="#ffffff" loext:opacity="100%" style:font-name="Calibri1" fo:font-size="12pt" style:font-size-asian="12pt" style:font-size-complex="12pt"/>
    </style:style>
    <style:style style:name="T40" style:family="text">
      <style:text-properties fo:color="#ffffff" loext:opacity="100%" style:font-name="Calibri1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ffffff" loext:opacity="100%" fo:font-size="12pt"/>
    </style:style>
    <style:style style:name="T42" style:family="text">
      <style:text-properties style:font-name="Calibri" fo:font-size="12pt" fo:font-weight="bold" style:font-weight-complex="bold"/>
    </style:style>
    <style:style style:name="T43" style:family="text">
      <style:text-properties fo:color="#000000" loext:opacity="100%" style:font-name="Calibri" fo:font-size="12pt" fo:font-weight="bold" style:font-name-complex="Calibri1"/>
    </style:style>
    <style:style style:name="T44" style:family="text">
      <style:text-properties style:font-name="Calibri" fo:font-size="12pt"/>
    </style:style>
    <style:style style:name="T45" style:family="text">
      <style:text-properties style:text-position="super 58%" style:font-name="Calibri" fo:font-size="12pt"/>
    </style:style>
    <style:style style:name="T46" style:family="text">
      <style:text-properties style:font-name="Calibri" fo:font-size="12pt" fo:font-weight="bold"/>
    </style:style>
    <style:style style:name="T47" style:family="text">
      <style:text-properties fo:color="#ffffff" loext:opacity="100%" style:font-name="Calibri" fo:font-size="12pt" fo:font-weight="bold"/>
    </style:style>
    <style:style style:name="gr1" style:family="graphic">
      <style:graphic-properties draw:stroke="none" svg:stroke-color="#000000" draw:fill="none" draw:fill-color="#ffffff" fo:min-height="3.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8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2e2e2e" draw:textarea-horizontal-align="justify" draw:textarea-vertical-align="middle" draw:auto-grow-height="false" fo:min-height="29.663cm" fo:min-width="5.858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fill-color="#a4a4a4" draw:textarea-horizontal-align="justify" draw:textarea-vertical-align="middle" draw:auto-grow-height="false" fo:min-height="3.203cm" fo:min-width="15.48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Forme1" draw:style-name="gr4" draw:text-style-name="P27" svg:width="5.859cm" svg:height="29.664cm" svg:x="0cm" svg:y="0cm">
        <text:p/>
        <draw:enhanced-geometry svg:viewBox="0 0 21600 21600" draw:type="rectangle" draw:enhanced-path="M 0 0 L 21600 0 21600 21600 0 21600 0 0 Z N"/>
      </draw:custom-shape>
      <text:p text:style-name="P7"><draw:custom-shape text:anchor-type="paragraph" draw:z-index="0" draw:name="Forme2" draw:style-name="gr5" draw:text-style-name="P28" svg:width="15.488cm" svg:height="3.204cm" svg:x="5.112cm" svg:y="-1.988cm"><text:p/><draw:enhanced-geometry svg:viewBox="0 0 21600 21600" draw:type="rectangle" draw:enhanced-path="M 0 0 L 21600 0 21600 21600 0 21600 0 0 Z N"/></draw:custom-shape><text:tab/>Damien Gros</text:p>
      <text:p text:style-name="P7"><text:span text:style-name="Métier"><text:tab/></text:span><text:span text:style-name="Métier"><text:span text:style-name="T1">Développeur d’application</text:span></text:span></text:p>
      <text:p text:style-name="P7"><text:span text:style-name="Métier"/></text:p>
      <text:p text:style-name="P8"><text:span text:style-name="Titre-rubrique_20_alt">Contact :</text:span><text:tab/>Formation ---------------------------------------------------------------------</text:p>
      <text:p text:style-name="Contenu-rubrique"><text:span text:style-name="Sous-rubrique">Adresse :</text:span> <text:span text:style-name="Contenu-rubrique_20_alt">6 rue de beauséjour</text:span></text:p>
      <text:p text:style-name="P4"><text:span text:style-name="Contenu-rubrique_20_alt"><text:span text:style-name="T1"><text:tab/><text:tab/>03200 Vichy</text:span></text:span><text:span text:style-name="T1"><text:tab/></text:span><text:span text:style-name="T3">- </text:span><text:span text:style-name="T7">Actuellement</text:span><text:span text:style-name="T3"> en formation <text:s/>BTS SIO option </text:span><text:span text:style-name="T6">SLAM</text:span></text:p>
      <text:p text:style-name="P2"><text:span text:style-name="T3"><text:tab/></text:span>Cité Scolaire Albert Londres Boulevard du 8 <text:span text:style-name="T8">mai</text:span> 1945<text:span text:style-name="T8"> – </text:span>BP-<text:span text:style-name="T8">70310- <text:s text:c="5"/></text:span><text:span text:style-name="Sous-rubrique"><text:span text:style-name="T19">Téléphone :</text:span></text:span><text:span text:style-name="T13"> </text:span><text:span text:style-name="Contenu-rubrique_20_alt"><text:span text:style-name="T19">06.52.33.18.03</text:span></text:span><text:span text:style-name="T8"><text:tab/>03306</text:span> Cusset Cedex</text:p>
      <text:p text:style-name="P2"/>
      <text:p text:style-name="Contenu-rubrique"><text:span text:style-name="Sous-rubrique"><text:span text:style-name="T19">E-mail :</text:span></text:span><text:span text:style-name="T13"> </text:span><text:span text:style-name="Contenu-rubrique_20_alt"><text:span text:style-name="T19">dgros398@gmail.com</text:span></text:span><text:span text:style-name="T2"><text:tab/>- Baccalauréat STI2D option SIN</text:span></text:p>
      <text:p text:style-name="P2"><text:tab/>Cité Scolaire Albert Londres Boulevard du 8 <text:span text:style-name="T8">mai</text:span> 1945<text:span text:style-name="T8"> –</text:span></text:p>
      <text:p text:style-name="P2"><text:span text:style-name="Sous-rubrique"><text:span text:style-name="T19">Nationalité :</text:span></text:span><text:span text:style-name="T13"> </text:span><text:span text:style-name="Contenu-rubrique_20_alt"><text:span text:style-name="T19">Français</text:span></text:span><text:span text:style-name="T9"><text:tab/>BP-</text:span><text:span text:style-name="T10">70310 – 03306</text:span><text:span text:style-name="T9"> Cusset Cedex</text:span></text:p>
      <text:p text:style-name="P3"/>
      <text:p text:style-name="P2"><text:span text:style-name="Sous-rubrique"><text:span text:style-name="T19">Date de naissance :</text:span></text:span><text:span text:style-name="Default_20_Paragraph_20_Font"><text:span text:style-name="T13"> </text:span></text:span><text:span text:style-name="Contenu-rubrique_20_alt"><text:span text:style-name="T15">30/05/2003</text:span></text:span><text:span text:style-name="Default_20_Paragraph_20_Font"><text:span text:style-name="T12"><text:tab/></text:span></text:span><text:span text:style-name="Default_20_Paragraph_20_Font"><text:span text:style-name="T14">-</text:span></text:span><text:span text:style-name="Default_20_Paragraph_20_Font"><text:span text:style-name="T4">Diplô</text:span></text:span><text:span text:style-name="Default_20_Paragraph_20_Font"><text:span text:style-name="T5">me national du brevet (DNB)</text:span></text:span></text:p>
      <text:p text:style-name="P1"><draw:frame text:anchor-type="paragraph" draw:z-index="4" draw:name="Cadre de texte 3" draw:style-name="gr1" draw:text-style-name="P21" svg:width="5.107cm" svg:height="3.59cm" svg:x="0.125cm" svg:y="0.319cm"><draw:text-box><text:p><text:span text:style-name="T28">Web :</text:span></text:p><text:p><text:span text:style-name="T29">Portfolio </text:span><text:span text:style-name="T30">: promotions.frama.io/eportfolio/bookworm/gros-damien/</text:span></text:p><text:p><text:span text:style-name="T29">Projets : </text:span><text:span text:style-name="T31">framagit.org/damien.gros</text:span></text:p><text:p><text:tab/></text:p></draw:text-box></draw:frame><text:span text:style-name="Default_20_Paragraph_20_Font"><text:span text:style-name="T11"><text:tab/>Collège Jules Ferry , </text:span></text:span><text:span text:style-name="Default_20_Paragraph_20_Font"><text:span text:style-name="T13">03200 Vichy</text:span></text:span></text:p>
      <text:p text:style-name="P17"><text:span text:style-name="Sous-rubrique"/></text:p>
      <text:p text:style-name="P16"><text:span text:style-name="Contenu-rubrique_20_alt"><text:tab/></text:span><text:span text:style-name="Contenu-rubrique_20_alt"><text:span text:style-name="T20"><text:tab/></text:span></text:span><text:span text:style-name="Default_20_Paragraph_20_Font"><text:span text:style-name="T21">Experienceprofessionnel------------------------------</text:span></text:span></text:p>
      <text:p text:style-name="P5"><draw:frame text:anchor-type="paragraph" draw:z-index="2" draw:name="Cadre de texte 2" draw:style-name="gr3" draw:text-style-name="P26" svg:width="12.09cm" svg:height="8.677cm" svg:x="7.846cm" svg:y="0.393cm"><draw:text-box><text:p text:style-name="P24"><text:span text:style-name="T42">Mai</text:span><text:span text:style-name="T43"> 2023 à Juin 2021 (5 semaines) : Axis solutions </text:span></text:p><text:p text:style-name="P24"><text:span text:style-name="T44">Développement d’une solution de gestion de formation dans une application bureautique de gestion des actifs, sous Windev et MySql : stagiaire 1</text:span><text:span text:style-name="T45">er</text:span><text:span text:style-name="T44"> année BTS </text:span></text:p><text:p text:style-name="P24"><text:span text:style-name="T46"/></text:p><text:p text:style-name="P24"><text:span text:style-name="T46">Octobre 2021 à Juin 2021 (8 mois) : association sportive VBDV en Service civique</text:span></text:p><text:p text:style-name="P24"><text:span text:style-name="T44">Préparation et gestion des entraînements, des déplacements et du coaching des équipes (M13, M15, M18) ainsi que l’assistance aux réunions et autres événement organisé par l’association</text:span></text:p><text:p text:style-name="P25"><text:span text:style-name="T47"/></text:p><text:p text:style-name="P25"><text:span text:style-name="T46">Décembre 2017 (1 semaines) et Décembre 2019 (2 semaines) : STATION LASER SYSTEMES</text:span><text:span text:style-name="T44"> </text:span><text:span text:style-name="T46">«TOPOCENTER» Clermont-Ferrand</text:span></text:p><text:p text:style-name="P25"><text:span text:style-name="T44">Commercialisation et réparation de matériel topographique et de mesure optique : Assistant du Technicien SAV</text:span></text:p></draw:text-box></draw:frame><text:span text:style-name="Contenu-rubrique_20_alt"><text:tab/></text:span><text:span text:style-name="Default_20_Paragraph_20_Font"><text:tab/></text:span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draw:frame text:anchor-type="paragraph" draw:z-index="3" draw:name="Cadre de texte 1" draw:style-name="gr2" draw:text-style-name="P23" svg:width="5.501cm" svg:height="6.864cm" svg:x="-0.162cm" svg:y="0.042cm"><draw:text-box><text:p><text:span text:style-name="T32"><text:s/></text:span><text:span text:style-name="T33">Divers</text:span><text:span text:style-name="T34"><text:tab/></text:span><text:span text:style-name="T34"><text:tab/></text:span><text:span text:style-name="T35"><text:tab/></text:span></text:p><text:p><text:span text:style-name="T36"><text:tab/></text:span><text:span text:style-name="T37">Langue : </text:span></text:p><text:p><text:span text:style-name="T36"><text:tab/></text:span><text:span text:style-name="T36"><text:tab/></text:span><text:span text:style-name="T36"><text:tab/></text:span><text:span text:style-name="T38">-Anglais (B1)</text:span><text:span text:style-name="T38"><text:tab/></text:span></text:p><text:p><text:span text:style-name="T38"><text:tab/></text:span><text:span text:style-name="T38"><text:tab/></text:span><text:span text:style-name="T38"><text:tab/></text:span><text:span text:style-name="T38">-Espagnol (A1)</text:span></text:p><text:p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/text:p><text:p text:style-name="P22"><text:span text:style-name="T38"><text:tab/></text:span><text:span text:style-name="T38"> <text:s/></text:span><text:span text:style-name="T39"><text:s text:c="5"/></text:span><text:span text:style-name="T40">Logiciels : </text:span></text:p><text:p text:style-name="P22"><text:span text:style-name="T36"><text:tab/></text:span><text:span text:style-name="T36"><text:tab/></text:span><text:span text:style-name="T36"> <text:s text:c="7"/></text:span><text:span text:style-name="T38">-Ciel </text:span></text:p><text:p text:style-name="P22"><text:span text:style-name="T38"><text:tab/></text:span><text:span text:style-name="T38"><text:tab/></text:span><text:span text:style-name="T38"> <text:s text:c="8"/></text:span><text:span text:style-name="T38">-Excel</text:span><text:span text:style-name="T36"> </text:span></text:p><text:p text:style-name="P22"><text:span text:style-name="T36"><text:tab/></text:span><text:span text:style-name="T36"><text:tab/></text:span><text:span text:style-name="T36"> <text:s text:c="7"/></text:span><text:span text:style-name="T38">-Première pro </text:span></text:p><text:p text:style-name="P22"><text:span text:style-name="T38"><text:tab/></text:span><text:span text:style-name="T38"><text:tab/></text:span><text:span text:style-name="T38"> <text:s text:c="7"/></text:span><text:span text:style-name="T38">-Photosho</text:span><text:span text:style-name="T41">p</text:span><text:span text:style-name="T41"><text:tab/></text:span></text:p></draw:text-box></draw:frame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p text:style-name="P9"><text:span text:style-name="Default_20_Paragraph_20_Font"/></text:p>
      <text:p text:style-name="Titre-rubrique"><text:span text:style-name="Default_20_Paragraph_20_Font"><text:tab/></text:span><text:span text:style-name="Default_20_Paragraph_20_Font"><text:span text:style-name="T17">Compétences Informatique -----------------------------------------------</text:span></text:span></text:p>
      <text:p text:style-name="P6"><text:span text:style-name="Sous-rubrique"><text:tab/></text:span><text:span text:style-name="Sous-rubrique"><text:span text:style-name="T17">Autre :</text:span></text:span></text:p>
      <text:p text:style-name="P15"><text:span text:style-name="Default_20_Paragraph_20_Font"><text:tab/><text:tab/></text:span><text:span text:style-name="Contenu-rubrique_20_alt"><text:span text:style-name="T17">-Permis(B)<text:tab/></text:span></text:span><text:span text:style-name="Default_20_Paragraph_20_Font"><text:span text:style-name="T23">-</text:span></text:span><text:span text:style-name="Contenu-Important"><text:span text:style-name="T23">GNU/Linux</text:span></text:span><text:span text:style-name="Default_20_Paragraph_20_Font"><text:span text:style-name="T23">, Android,</text:span></text:span><text:span text:style-name="_32_A"><text:span text:style-name="T23"> </text:span></text:span><text:span text:style-name="Default_20_Paragraph_20_Font"><text:span text:style-name="T23">VirtualBox, Docker</text:span></text:span></text:p>
      <text:p text:style-name="P5"><text:span text:style-name="Default_20_Paragraph_20_Font"><text:span text:style-name="T23"><text:tab/><text:tab/></text:span></text:span><text:span text:style-name="Contenu-rubrique_20_alt"><text:span text:style-name="T23">-</text:span></text:span><text:span text:style-name="Contenu-rubrique_20_alt"><text:span text:style-name="T24">Sport(Volleyball)</text:span></text:span></text:p>
      <text:p text:style-name="P14"><text:span text:style-name="Default_20_Paragraph_20_Font"><text:span text:style-name="T23"><text:tab/><text:tab/></text:span></text:span><text:span text:style-name="Contenu-rubrique_20_alt"><text:span text:style-name="T24">-Audiovisuel</text:span></text:span><text:span text:style-name="Default_20_Paragraph_20_Font"><text:span text:style-name="T23"><text:tab/>-</text:span></text:span><text:span text:style-name="Contenu-Important"><text:span text:style-name="T25">POO</text:span></text:span><text:span text:style-name="Default_20_Paragraph_20_Font"><text:span text:style-name="T25"> (encapsulation, collections, héritage, polymorphisme, <text:tab/><text:tab/><text:tab/><text:tab/><text:tab/><text:tab/><text:tab/>abstraction</text:span></text:span><text:span text:style-name="Default_20_Paragraph_20_Font"><text:span text:style-name="T23">) en </text:span></text:span><text:span text:style-name="Contenu-Important"><text:span text:style-name="T27">Python</text:span></text:span><text:span text:style-name="Default_20_Paragraph_20_Font"><text:span text:style-name="T23">, Java et Php ; Bash, Tkinter, JavaFx, Test <text:tab/><text:tab/><text:tab/><text:tab/><text:tab/><text:tab/>unitaires (PHPUnit, <text:s/>JUNit) et fonctionnels (WebTestCase, TestFX)</text:span></text:span></text:p>
      <text:p text:style-name="P14"><text:span text:style-name="Default_20_Paragraph_20_Font"/></text:p>
      <text:p text:style-name="P13"><text:span text:style-name="Default_20_Paragraph_20_Font"><text:span text:style-name="T23"><text:tab/><text:tab/><text:tab/><text:tab/>-</text:span></text:span><text:span text:style-name="Contenu-Important"><text:span text:style-name="T23">SQL</text:span></text:span><text:span text:style-name="Default_20_Paragraph_20_Font"><text:span text:style-name="T23">(LID, LMD, LDD, LCD), UML, PostgreSql, Doctrine, Hibernate(ORM)</text:span></text:span></text:p>
      <text:p text:style-name="P12"><text:span text:style-name="Default_20_Paragraph_20_Font"><text:span text:style-name="T23"><text:tab/><text:tab/><text:tab/><text:tab/>-</text:span></text:span><text:span text:style-name="Contenu-Important"><text:span text:style-name="T23">HTML5</text:span></text:span><text:span text:style-name="Default_20_Paragraph_20_Font"><text:span text:style-name="T23">, </text:span></text:span><text:span text:style-name="Contenu-Important"><text:span text:style-name="T23">CSS3</text:span></text:span><text:span text:style-name="Default_20_Paragraph_20_Font"><text:span text:style-name="T23">, Bootstrap, Symfony, Twig, Pelican, Jinja, Django CMS,</text:span></text:span><text:span text:style-name="Default_20_Paragraph_20_Font"><text:span text:style-name="T18"> <text:tab/><text:tab/><text:tab/><text:tab/><text:tab/><text:tab/></text:span></text:span><text:span text:style-name="Default_20_Paragraph_20_Font"><text:span text:style-name="T23">Javascript</text:span></text:span></text:p>
      <text:p text:style-name="P12"><text:span text:style-name="Default_20_Paragraph_20_Font"/></text:p>
      <text:p text:style-name="P11"><text:span text:style-name="Default_20_Paragraph_20_Font"><text:span text:style-name="T23"><text:tab/><text:tab/><text:tab/><text:tab/>-</text:span></text:span><text:span text:style-name="Contenu-Important"><text:span text:style-name="T23">Libre Office</text:span></text:span><text:span text:style-name="Default_20_Paragraph_20_Font"><text:span text:style-name="T23">, GIMP, Inkscape</text:span></text:span></text:p>
      <text:p text:style-name="P11"><text:span text:style-name="Default_20_Paragraph_20_Font"/></text:p>
      <text:p text:style-name="P11"><text:span text:style-name="Default_20_Paragraph_20_Font"><text:span text:style-name="T23"><text:tab/><text:tab/><text:tab/><text:tab/>-</text:span></text:span><text:span text:style-name="Contenu-Important"><text:span text:style-name="T23">Idle</text:span></text:span><text:span text:style-name="Default_20_Paragraph_20_Font"><text:span text:style-name="T23">, </text:span></text:span><text:span text:style-name="Contenu-Important"><text:span text:style-name="T23">Geany</text:span></text:span><text:span text:style-name="Default_20_Paragraph_20_Font"><text:span text:style-name="T23">, Netbeans, PyCharm, git, GitLab CE, Pandoc, </text:span></text:span><text:span text:style-name="Default_20_Paragraph_20_Font"><text:span text:style-name="T26">Agile, Visual <text:tab/><text:tab/><text:tab/><text:tab/><text:tab/>Paradigm, </text:span></text:span><text:span text:style-name="_32_A"><text:span text:style-name="T22">Android Studio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Calibri4" svg:font-family="Calibri, sans-serif"/>
    <style:font-face style:name="DejaVu Sans" svg:font-family="'DejaVu Sans'" style:font-adornments="Bold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re_20_CV" style:display-name="Titre CV" style:family="paragraph" style:parent-style-name="Standard" style:master-page-name="">
      <style:paragraph-properties fo:text-align="center" style:justify-single-word="false" style:page-number="auto" fo:padding="0.049cm" fo:border="none" style:shadow="none">
        <style:tab-stops>
          <style:tab-stop style:position="7.001cm"/>
        </style:tab-stops>
      </style:paragraph-properties>
      <style:text-properties fo:color="#000000" loext:opacity="100%" style:font-name="Calibri3" fo:font-family="Calibri" style:font-style-name="Normal" style:font-family-generic="swiss" style:font-pitch="variable" fo:font-size="25pt" fo:font-weight="bold" style:font-relief="none"/>
    </style:style>
    <style:style style:name="Titre-rubrique" style:family="paragraph" style:parent-style-name="Titre_20_CV">
      <style:paragraph-properties fo:text-align="start" style:justify-single-word="false">
        <style:tab-stops>
          <style:tab-stop style:position="5.5cm"/>
        </style:tab-stops>
      </style:paragraph-properties>
      <style:text-properties fo:color="#0b4187" loext:opacity="100%" fo:font-size="16pt" style:font-relief="embossed"/>
    </style:style>
    <style:style style:name="Contenu-rubrique" style:family="paragraph" style:parent-style-name="Titre-rubrique" style:master-page-name="">
      <style:paragraph-properties style:page-number="auto">
        <style:tab-stops>
          <style:tab-stop style:position="0.499cm"/>
          <style:tab-stop style:position="1.7cm"/>
          <style:tab-stop style:position="2.251cm"/>
          <style:tab-stop style:position="7.999cm"/>
        </style:tab-stops>
      </style:paragraph-properties>
      <style:text-properties fo:color="#000000" loext:opacity="100%" fo:font-size="12pt" fo:font-weight="normal" style:font-relief="none"/>
    </style:style>
    <style:style style:name="Sous-rubrique" style:family="paragraph" style:parent-style-name="Contenu-rubrique" style:master-page-name="">
      <style:paragraph-properties style:page-number="auto">
        <style:tab-stops>
          <style:tab-stop style:position="0.499cm"/>
        </style:tab-stops>
      </style:paragraph-properties>
      <style:text-properties fo:color="#ffffff" loext:opacity="100%" fo:font-weight="bold"/>
    </style:style>
    <style:style style:name="Sous-Rubrique1" style:family="paragraph">
      <style:paragraph-properties fo:text-align="start" style:justify-single-word="false">
        <style:tab-stops/>
      </style:paragraph-properties>
      <style:text-properties fo:color="#ffffff" loext:opacity="100%" style:font-name="Calibri2" fo:font-family="Calibri" style:font-style-name="Gras" style:font-family-generic="swiss" style:font-pitch="variable" fo:font-weight="bold"/>
    </style:style>
    <style:style style:name="Contenu-Rubrique1" style:family="paragraph" style:parent-style-name="Sous-Rubrique1">
      <style:text-properties fo:font-weight="normal"/>
    </style:style>
    <style:style style:name="contenu_20_rubrique2" style:display-name="contenu rubrique2" style:family="paragraph" style:parent-style-name="Contenu-Rubrique1" style:master-page-name="">
      <style:paragraph-properties style:page-number="auto"/>
      <style:text-properties fo:color="#000000" loext:opacity="100%" fo:font-size="12pt" fo:font-weight="normal" style:font-relief="none"/>
    </style:style>
    <style:style style:name="Métier" style:family="text">
      <style:text-properties fo:color="#333333" loext:opacity="100%" style:font-name="Calibri3" fo:font-family="Calibri" style:font-style-name="Normal" style:font-family-generic="swiss" style:font-pitch="variable" fo:font-size="20pt"/>
    </style:style>
    <style:style style:name="Titre-rubrique_20_alt" style:display-name="Titre-rubrique alt" style:family="text" style:parent-style-name="Métier">
      <style:text-properties fo:color="#ffffff" loext:opacity="100%" fo:font-size="16pt" fo:font-weight="bold" style:font-relief="embossed"/>
    </style:style>
    <style:style style:name="Sous-rubrique" style:family="text">
      <style:text-properties fo:color="#ffffff" loext:opacity="100%" style:font-name="Calibri2" fo:font-family="Calibri" style:font-style-name="Gras" style:font-family-generic="swiss" style:font-pitch="variable" fo:font-weight="bold"/>
    </style:style>
    <style:style style:name="Contenu-rubrique_20_alt" style:display-name="Contenu-rubrique alt" style:family="text" style:parent-style-name="Sous-rubrique">
      <style:text-properties fo:font-weight="normal"/>
    </style:style>
    <style:style style:name="Default_20_Paragraph_20_Font" style:display-name="Default Paragraph Font" style:family="text"/>
    <style:style style:name="Contenu-rubrique_20_important" style:display-name="Contenu-rubrique important" style:family="text">
      <style:text-properties fo:color="#000000" loext:opacity="100%" style:font-name="Calibri2" fo:font-family="Calibri" style:font-style-name="Gras" style:font-family-generic="swiss" style:font-pitch="variable" fo:font-weight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-Important" style:family="text">
      <style:text-properties style:font-name="DejaVu Sans1" fo:font-family="'DejaVu Sans'" style:font-style-name="Book" style:font-family-generic="swiss" style:font-pitch="variable" fo:font-size="9pt" fo:font-weight="bold" style:font-size-asian="10.5pt" style:font-weight-asian="bold" style:font-weight-complex="bold"/>
    </style:style>
    <style:style style:name="_32_A" style:display-name="2A" style:family="text">
      <style:text-properties fo:color="#c5000b" loext:opacity="100%" style:font-name="DejaVu Sans" fo:font-family="'DejaVu Sans'" style:font-style-name="Bold" style:font-family-generic="swiss" style:font-pitch="variable" fo:font-size="9pt" fo:font-style="oblique" style:text-underline-style="none" fo:font-weight="normal" style:font-name-asian="Microsoft YaHei" style:font-family-asian="'Microsoft YaHei'" style:font-family-generic-asian="system" style:font-pitch-asian="variable" style:font-size-asian="85%" style:font-style-asian="italic" style:font-weight-asian="bold" style:font-name-complex="Mangal" style:font-family-complex="Mangal" style:font-family-generic-complex="system" style:font-pitch-complex="variable" style:font-size-complex="85%" style:font-style-complex="italic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4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1:01:14.902000000</meta:creation-date>
    <dc:date>2023-10-20T15:07:04.862310501</dc:date>
    <meta:editing-duration>PT4H5M43S</meta:editing-duration>
    <meta:editing-cycles>18</meta:editing-cycles>
    <meta:generator>LibreOffice/7.4.7.2$Linux_X86_64 LibreOffice_project/40$Build-2</meta:generator>
    <meta:document-statistic meta:table-count="0" meta:image-count="0" meta:object-count="0" meta:page-count="1" meta:paragraph-count="22" meta:word-count="151" meta:character-count="1322" meta:non-whitespace-character-count="1123"/>
  </office:meta>
</office:document-meta>
</file>